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ddff" draw:textarea-horizontal-align="justify" draw:textarea-vertical-align="middle" draw:auto-grow-height="false" fo:min-height="20.05cm" fo:min-width="23.8cm"/>
    </style:style>
    <style:style style:name="gr2" style:family="graphic" style:parent-style-name="standard">
      <style:graphic-properties draw:fill-color="#ccddff" draw:textarea-horizontal-align="justify" draw:textarea-vertical-align="middle" draw:auto-grow-height="false" fo:min-height="20.05cm" fo:min-width="26.2cm"/>
    </style:style>
    <style:style style:name="gr3" style:family="graphic" style:parent-style-name="standard">
      <style:graphic-properties svg:stroke-color="#ffffff" draw:fill-color="#99ffff" draw:textarea-horizontal-align="justify" draw:textarea-vertical-align="middle" draw:auto-grow-height="false" fo:min-height="1.85cm" fo:min-width="18.5cm"/>
    </style:style>
    <style:style style:name="gr4" style:family="graphic" style:parent-style-name="standard">
      <style:graphic-properties svg:stroke-color="#ffffff" draw:fill-color="#cc66ff" draw:textarea-horizontal-align="justify" draw:textarea-vertical-align="middle" draw:auto-grow-height="false" fo:min-height="1.95cm" fo:min-width="10cm"/>
    </style:style>
    <style:style style:name="gr5" style:family="graphic" style:parent-style-name="standard">
      <style:graphic-properties svg:stroke-color="#ffffff" draw:fill-color="#ccff00" draw:textarea-horizontal-align="justify" draw:textarea-vertical-align="middle" draw:auto-grow-height="false" fo:min-height="2.25cm" fo:min-width="10.6cm"/>
    </style:style>
    <style:style style:name="gr6" style:family="graphic" style:parent-style-name="standard">
      <style:graphic-properties svg:stroke-color="#ffffff" draw:fill-color="#ff6600" draw:textarea-horizontal-align="justify" draw:textarea-vertical-align="middle" draw:auto-grow-height="false" fo:min-height="2.45cm" fo:min-width="5.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ffffff" draw:fill-color="#99ffff" draw:textarea-horizontal-align="justify" draw:textarea-vertical-align="middle" draw:auto-grow-height="false" fo:min-height="3.25cm" fo:min-width="4cm"/>
    </style:style>
    <style:style style:name="gr9" style:family="graphic" style:parent-style-name="standard">
      <style:graphic-properties svg:stroke-color="#ffffff" draw:fill-color="#99ffff" draw:textarea-horizontal-align="justify" draw:textarea-vertical-align="middle" draw:auto-grow-height="false" fo:min-height="3.25cm" fo:min-width="33.1cm"/>
    </style:style>
    <style:style style:name="gr10" style:family="graphic" style:parent-style-name="standard">
      <style:graphic-properties svg:stroke-color="#ffffff" draw:fill-color="#cc66ff" draw:textarea-horizontal-align="justify" draw:textarea-vertical-align="middle" draw:auto-grow-height="false" fo:min-height="3.45cm" fo:min-width="32.6cm"/>
    </style:style>
    <style:style style:name="gr11" style:family="graphic" style:parent-style-name="standard">
      <style:graphic-properties svg:stroke-color="#ffffff" draw:fill-color="#ffff66" draw:textarea-horizontal-align="justify" draw:textarea-vertical-align="middle" draw:auto-grow-height="false" fo:min-height="3.363cm" fo:min-width="12.612cm"/>
    </style:style>
    <style:style style:name="gr12" style:family="graphic" style:parent-style-name="standard">
      <style:graphic-properties svg:stroke-color="#ffffff" draw:fill-color="#99ffff" draw:textarea-horizontal-align="justify" draw:textarea-vertical-align="middle" draw:auto-grow-height="false" fo:min-height="3.471cm" fo:min-width="10.228cm"/>
    </style:style>
    <style:style style:name="gr13" style:family="graphic" style:parent-style-name="standard">
      <style:graphic-properties svg:stroke-color="#ffffff" draw:fill-color="#cc66ff" draw:textarea-horizontal-align="justify" draw:textarea-vertical-align="middle" draw:auto-grow-height="false" fo:min-height="2.75cm" fo:min-width="23.3cm"/>
    </style:style>
    <style:style style:name="gr14" style:family="graphic" style:parent-style-name="standard">
      <style:graphic-properties svg:stroke-color="#ffffff" draw:fill-color="#cc66ff" draw:textarea-horizontal-align="justify" draw:textarea-vertical-align="middle" draw:auto-grow-height="false" fo:min-height="3.484cm" fo:min-width="20.478cm"/>
    </style:style>
    <style:style style:name="gr15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ffffff" draw:fill-color="#ccff00" draw:textarea-horizontal-align="justify" draw:textarea-vertical-align="middle" draw:auto-grow-height="false" fo:min-height="2.25cm" fo:min-width="25.3cm"/>
    </style:style>
    <style:style style:name="gr18" style:family="graphic" style:parent-style-name="standard">
      <style:graphic-properties svg:stroke-color="#ffffff" draw:fill-color="#ff6600" draw:textarea-horizontal-align="justify" draw:textarea-vertical-align="middle" draw:auto-grow-height="false" fo:min-height="2.45cm" fo:min-width="22.9cm"/>
    </style:style>
    <style:style style:name="gr19" style:family="graphic" style:parent-style-name="standard">
      <style:graphic-properties svg:stroke-color="#ffffff" draw:fill-color="#cc66ff" draw:textarea-horizontal-align="justify" draw:textarea-vertical-align="middle" draw:auto-grow-height="false" fo:min-height="2.65cm" fo:min-width="51cm"/>
    </style:style>
    <style:style style:name="gr20" style:family="graphic" style:parent-style-name="standard">
      <style:graphic-properties svg:stroke-color="#ffffff" draw:fill-color="#cccccc" draw:textarea-horizontal-align="justify" draw:textarea-vertical-align="middle" draw:auto-grow-height="false" fo:min-height="1.85cm" fo:min-width="55cm"/>
    </style:style>
    <style:style style:name="gr21" style:family="graphic" style:parent-style-name="standard">
      <style:graphic-properties svg:stroke-color="#ffffff" draw:fill-color="#cccccc" draw:textarea-horizontal-align="justify" draw:textarea-vertical-align="middle" draw:auto-grow-height="false" fo:min-height="3.25cm" fo:min-width="4cm"/>
    </style:style>
    <style:style style:name="gr22" style:family="graphic" style:parent-style-name="standard">
      <style:graphic-properties svg:stroke-color="#ffffff" draw:fill-color="#99ffff" draw:textarea-horizontal-align="justify" draw:textarea-vertical-align="middle" draw:auto-grow-height="false" fo:min-height="1.85cm" fo:min-width="33.8cm"/>
    </style:style>
    <style:style style:name="gr23" style:family="graphic" style:parent-style-name="standard">
      <style:graphic-properties svg:stroke-color="#ffffff" draw:fill-color="#660066" draw:textarea-horizontal-align="justify" draw:textarea-vertical-align="middle" draw:auto-grow-height="false" fo:min-height="3.25cm" fo:min-width="23.5cm"/>
    </style:style>
    <style:style style:name="gr24" style:family="graphic" style:parent-style-name="standard">
      <style:graphic-properties svg:stroke-color="#ffffff" draw:fill-color="#cc66ff" draw:textarea-horizontal-align="justify" draw:textarea-vertical-align="middle" draw:auto-grow-height="false" fo:min-height="2.95cm" fo:min-width="14.4cm"/>
    </style:style>
    <style:style style:name="P1" style:family="paragraph">
      <style:paragraph-properties fo:text-align="center"/>
    </style:style>
    <style:style style:name="P2" style:family="paragraph">
      <loext:graphic-properties draw:fill-color="#ccddff"/>
      <style:paragraph-properties fo:text-align="center"/>
    </style:style>
    <style:style style:name="P3" style:family="paragraph">
      <loext:graphic-properties draw:fill-color="#99ffff"/>
      <style:paragraph-properties fo:text-align="center"/>
    </style:style>
    <style:style style:name="P4" style:family="paragraph">
      <loext:graphic-properties draw:fill-color="#cc66ff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-color="#ccff00"/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-color="#ff6600"/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-color="#cc66ff"/>
      <style:paragraph-properties fo:text-align="center"/>
    </style:style>
    <style:style style:name="P8" style:family="paragraph">
      <loext:graphic-properties draw:fill-color="#ffff66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-color="#660066"/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8" draw:id="id28" draw:layer="layout" svg:width="24.3cm" svg:height="20.3cm" svg:x="34.2cm" svg:y="47.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Cycle qui se poursuit </text:p>
          <text:p text:style-name="P1">jusqu’à ce quel’ordi trouve </text:p>
          <text:p text:style-name="P1">OU que le nombre d’essais soit épuisé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" draw:id="id15" draw:layer="layout" svg:width="26.7cm" svg:height="20.3cm" svg:x="5.3cm" svg:y="47.6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Cycle qui se poursuit </text:p>
          <text:p text:style-name="P1">jusqu’à ce que l’utilisateur trouve </text:p>
          <text:p text:style-name="P1">OU que le nombre d’essais soit épuisé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" draw:id="id4" draw:layer="layout" svg:width="19cm" svg:height="2.1cm" svg:x="31.3cm" svg:y="7.9cm">
          <text:p text:style-name="P1"><text:span text:style-name="T1">Présentation Mastermind</text:span></text:p>
          <text:p text:style-name="P1"><text:span text:style-name="T1"><text:s/></text:span><text:span text:style-name="T1">des 3 différents modes de jeu</text:span></text:p>
          <text:p text:style-name="P1"><text:span text:style-name="T1">1 = Challenger 2 = Défenseur 3=Due</text:span>l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10.5cm" svg:height="2.2cm" svg:x="22.4cm" svg:y="10.7cm">
          <text:p text:style-name="P1"><text:span text:style-name="T1">Demande à l’utilisateur son choix</text:span></text:p>
          <text:p text:style-name="P1"><text:span text:style-name="T1">Le choix sera restreint au seul numéro possibl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11.1cm" svg:height="2.5cm" svg:x="15.9cm" svg:y="14.1cm">
          <text:p text:style-name="P1"><text:span text:style-name="T1">L’utilisateur </text:span></text:p>
          <text:p text:style-name="P1"><text:span text:style-name="T1">saisit bien 1 2 ou 3 </text:span></text:p>
          <text:p text:style-name="P1"><text:span text:style-name="T1">Comparaison et rentrée dans le bon mode de jeu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6.4cm" svg:height="2.7cm" svg:x="36.8cm" svg:y="14.2cm">
          <text:p text:style-name="P1"><text:span text:style-name="T1">L’utilisateur </text:span></text:p>
          <text:p text:style-name="P1"><text:span text:style-name="T1">Ne saisit pas 1 2 ou 3 :</text:span></text:p>
          <text:p text:style-name="P1"><text:span text:style-name="T1">=&gt; on redemande une saisie </text:span></text:p>
          <text:p text:style-name="P1"><text:span text:style-name="T1">/boucl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7.65cm" svg:y1="12.9cm" svg:x2="21.45cm" svg:y2="14.1cm" draw:start-shape="id1" draw:start-glue-point="2" draw:end-shape="id2" svg:d="M27650 12900v600h-6200v600" svg:viewBox="0 0 6201 1201">
          <text:p/>
        </draw:connector>
        <draw:connector draw:style-name="gr7" draw:text-style-name="P1" draw:layer="layout" svg:x1="27.65cm" svg:y1="12.9cm" svg:x2="40cm" svg:y2="14.2cm" draw:start-shape="id1" draw:start-glue-point="2" draw:end-shape="id3" svg:d="M27650 12900v650h12350v650" svg:viewBox="0 0 12351 1301">
          <text:p/>
        </draw:connector>
        <draw:connector draw:style-name="gr7" draw:text-style-name="P1" draw:layer="layout" draw:line-skew="-3.101cm 5.801cm 0.401cm" svg:x1="40.8cm" svg:y1="10cm" svg:x2="27.65cm" svg:y2="10.7cm" draw:start-shape="id4" draw:start-glue-point="2" draw:end-shape="id1" draw:end-glue-point="0" svg:d="M40800 10000v300h-13100v300h-50v100" svg:viewBox="0 0 13151 701">
          <text:p/>
        </draw:connector>
        <draw:custom-shape draw:style-name="gr8" draw:text-style-name="P3" xml:id="id6" draw:id="id6" draw:layer="layout" svg:width="4.5cm" svg:height="3.5cm" svg:x="13.6cm" svg:y="18.7cm">
          <text:p text:style-name="P1"><text:span text:style-name="T1">Entrée dans le </text:span></text:p>
          <text:p text:style-name="P1"><text:span text:style-name="T1">Mode 1 Challenge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1.45cm" svg:y1="16.6cm" svg:x2="25.85cm" svg:y2="18.8cm" draw:start-shape="id2" draw:start-glue-point="2" draw:end-shape="id5" draw:end-glue-point="0" svg:d="M21450 16600v1100h4400v1100" svg:viewBox="0 0 4401 2201">
          <text:p/>
        </draw:connector>
        <draw:connector draw:style-name="gr7" draw:text-style-name="P1" draw:layer="layout" svg:x1="21.45cm" svg:y1="16.6cm" svg:x2="15.85cm" svg:y2="18.7cm" draw:start-shape="id2" draw:start-glue-point="2" draw:end-shape="id6" draw:end-glue-point="0" svg:d="M21450 16600v1050h-5600v1050" svg:viewBox="0 0 5601 2101">
          <text:p/>
        </draw:connector>
        <draw:connector draw:style-name="gr7" draw:text-style-name="P1" draw:layer="layout" draw:line-skew="-0.05cm" svg:x1="21.45cm" svg:y1="16.6cm" svg:x2="35.75cm" svg:y2="18.9cm" draw:start-shape="id2" draw:start-glue-point="2" draw:end-shape="id7" draw:end-glue-point="0" svg:d="M21450 16600v1100h14300v1200" svg:viewBox="0 0 14301 2301">
          <text:p/>
        </draw:connector>
        <draw:custom-shape draw:style-name="gr9" draw:text-style-name="P3" xml:id="id8" draw:id="id8" draw:layer="layout" svg:width="33.6cm" svg:height="3.5cm" svg:x="4.8cm" svg:y="34.3cm">
          <text:p text:style-name="P1"><text:span text:style-name="T1">Génération de </text:span></text:p>
          <text:p text:style-name="P1"><text:span text:style-name="T1">la série aléatoire </text:span></text:p>
          <text:p text:style-name="P1"><text:span text:style-name="T1">de chiffres/couleurs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9" draw:id="id9" draw:layer="layout" svg:width="33.1cm" svg:height="3.7cm" svg:x="4.9cm" svg:y="41.9cm">
          <text:p text:style-name="P1"><text:span text:style-name="T1">Indiquer à l’utili </text:span></text:p>
          <text:p text:style-name="P1"><text:span text:style-name="T1">que la série</text:span></text:p>
          <text:p text:style-name="P1"><text:span text:style-name="T1"><text:s/></text:span><text:span text:style-name="T1">a été générée </text:span></text:p>
          <text:p text:style-name="P1"><text:span text:style-name="T1">+ nombre d’essais </text:span></text:p>
          <text:p text:style-name="P1"><text:span text:style-name="T1">+ incite à démarrer le jeu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1.6cm" svg:y1="37.8cm" svg:x2="21.45cm" svg:y2="41.9cm" draw:start-shape="id8" draw:start-glue-point="2" draw:end-shape="id9" svg:d="M21600 37800v2050h-150v2050" svg:viewBox="0 0 151 4101">
          <text:p/>
        </draw:connector>
        <draw:custom-shape draw:style-name="gr11" draw:text-style-name="P8" xml:id="id11" draw:id="id11" draw:layer="layout" svg:width="13.112cm" svg:height="3.613cm" svg:x="12.452cm" svg:y="48.663cm">
          <text:p text:style-name="P1"><text:span text:style-name="T1">L’utilisateur élabore </text:span></text:p>
          <text:p text:style-name="P1"><text:span text:style-name="T1">sa réponse et</text:span></text:p>
          <text:p text:style-name="P1"><text:span text:style-name="T1"><text:s/></text:span><text:span text:style-name="T1">va la rentre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2" draw:id="id12" draw:layer="layout" svg:width="10.728cm" svg:height="3.721cm" svg:x="13.672cm" svg:y="53.9cm">
          <text:p text:style-name="P1"><text:span text:style-name="T1">Récupération </text:span></text:p>
          <text:p text:style-name="P1"><text:span text:style-name="T1">et comparaison</text:span></text:p>
          <text:p text:style-name="P1"><text:span text:style-name="T1">avec la série générée 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10" draw:id="id10" draw:layer="layout" svg:width="23.8cm" svg:height="3cm" svg:x="14cm" svg:y="24.3cm">
          <text:p text:style-name="P1"><text:span text:style-name="T1">Feed-back </text:span></text:p>
          <text:p text:style-name="P1"><text:span text:style-name="T1">utilisateur sur</text:span></text:p>
          <text:p text:style-name="P1"><text:span text:style-name="T1">le mode de jeu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0.05cm" svg:x1="15.85cm" svg:y1="22.2cm" svg:x2="25.9cm" svg:y2="24.3cm" draw:start-shape="id6" draw:start-glue-point="2" draw:end-shape="id10" draw:end-glue-point="0" svg:d="M15850 22200v1100h10050v1000" svg:viewBox="0 0 10051 2101">
          <text:p/>
        </draw:connector>
        <draw:connector draw:style-name="gr7" draw:text-style-name="P1" draw:layer="layout" draw:line-skew="0.081cm" svg:x1="19.008cm" svg:y1="52.276cm" svg:x2="19.036cm" svg:y2="53.9cm" draw:start-shape="id11" draw:start-glue-point="2" draw:end-shape="id12" draw:end-glue-point="0" svg:d="M19008 52276v892h28v732" svg:viewBox="0 0 29 1625">
          <text:p/>
        </draw:connector>
        <draw:custom-shape draw:style-name="gr14" draw:text-style-name="P7" xml:id="id13" draw:id="id13" draw:layer="layout" svg:width="20.978cm" svg:height="3.734cm" svg:x="8.522cm" svg:y="58.8cm">
          <text:p text:style-name="P1"><text:span text:style-name="T1">On indique à l’utili les réussites/ échecs </text:span></text:p>
          <text:p text:style-name="P1"><text:span text:style-name="T1">+ nombre d’essais restant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9.036cm" svg:y1="57.621cm" svg:x2="19.011cm" svg:y2="58.8cm" draw:start-shape="id12" draw:start-glue-point="2" draw:end-shape="id13" draw:end-glue-point="0" svg:d="M19036 57621v589h-25v590" svg:viewBox="0 0 26 1180">
          <text:p/>
        </draw:connector>
        <draw:connector draw:style-name="gr15" draw:text-style-name="P9" draw:layer="layout" svg:x1="43.2cm" svg:y1="15.55cm" svg:x2="31.5cm" svg:y2="11.6cm" draw:start-shape="id3" draw:start-glue-point="1" svg:d="M43200 15550h501v-3950h-12201" svg:viewBox="0 0 12202 3951">
          <text:p/>
        </draw:connector>
        <draw:connector draw:style-name="gr16" draw:text-style-name="P9" draw:layer="layout" svg:x1="29.5cm" svg:y1="60.667cm" svg:x2="25.564cm" svg:y2="50.469cm" draw:start-shape="id13" draw:start-glue-point="1" draw:end-shape="id11" svg:d="M29500 60667h501v-10198h-4437" svg:viewBox="0 0 4438 10199">
          <text:p/>
        </draw:connector>
        <draw:connector draw:style-name="gr16" draw:text-style-name="P9" xml:id="id14" draw:id="id14" draw:layer="layout" svg:x1="21.45cm" svg:y1="45.6cm" svg:x2="21.45cm" svg:y2="45.6cm" draw:start-shape="id9" draw:start-glue-point="2" draw:end-shape="id9" draw:end-glue-point="2" svg:d="M21450 45600z" svg:viewBox="0 0 1 1">
          <text:p/>
        </draw:connector>
        <draw:connector draw:style-name="gr7" draw:text-style-name="P1" draw:layer="layout" svg:x1="21.45cm" svg:y1="45.6cm" svg:x2="18.65cm" svg:y2="47.6cm" draw:start-shape="id14" draw:start-glue-point="0" draw:end-shape="id15" svg:d="M21450 45600v1000h-2800v1000" svg:viewBox="0 0 2801 2001">
          <text:p/>
        </draw:connector>
        <draw:custom-shape draw:style-name="gr17" draw:text-style-name="P5" xml:id="id17" draw:id="id17" draw:layer="layout" svg:width="25.8cm" svg:height="2.5cm" svg:x="29.1cm" svg:y="68.8cm">
          <text:p text:style-name="P1"><text:span text:style-name="T1">L’utilisateur </text:span></text:p>
          <text:p text:style-name="P1"><text:span text:style-name="T1">a trouvé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8" draw:text-style-name="P6" xml:id="id16" draw:id="id16" draw:layer="layout" svg:width="23.4cm" svg:height="2.7cm" svg:x="3.9cm" svg:y="68.8cm">
          <text:p text:style-name="P1"><text:span text:style-name="T1">L’utilisateur </text:span></text:p>
          <text:p text:style-name="P1"><text:span text:style-name="T1">n’a pas trouvé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7" xml:id="id18" draw:id="id18" draw:layer="layout" svg:width="51.5cm" svg:height="2.9cm" svg:x="4cm" svg:y="72.2cm">
          <text:p text:style-name="P1"><text:span text:style-name="T1">Feed back correspondant </text:span></text:p>
          <text:p text:style-name="P1"><text:span text:style-name="T1">+ continue ou quit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65cm" svg:y1="67.9cm" svg:x2="15.6cm" svg:y2="68.8cm" draw:start-shape="id15" draw:start-glue-point="2" draw:end-shape="id16" draw:end-glue-point="0" svg:d="M18650 67900v450h-3050v450" svg:viewBox="0 0 3051 901">
          <text:p/>
        </draw:connector>
        <draw:connector draw:style-name="gr7" draw:text-style-name="P1" draw:layer="layout" draw:line-skew="-3.501cm 0cm 0.001cm" svg:x1="18.65cm" svg:y1="67.9cm" svg:x2="42cm" svg:y2="68.8cm" draw:start-shape="id15" draw:start-glue-point="2" draw:end-shape="id17" draw:end-glue-point="0" svg:d="M18650 67900v400h36751-13401v500" svg:viewBox="0 0 36752 901">
          <text:p/>
        </draw:connector>
        <draw:connector draw:style-name="gr7" draw:text-style-name="P1" draw:layer="layout" svg:x1="15.6cm" svg:y1="71.5cm" svg:x2="29.75cm" svg:y2="72.2cm" draw:start-shape="id16" draw:start-glue-point="2" draw:end-shape="id18" draw:end-glue-point="0" svg:d="M15600 71500v350h14150v350" svg:viewBox="0 0 14151 701">
          <text:p/>
        </draw:connector>
        <draw:connector draw:style-name="gr7" draw:text-style-name="P1" draw:layer="layout" draw:line-skew="0.05cm" svg:x1="42cm" svg:y1="71.3cm" svg:x2="29.75cm" svg:y2="72.2cm" draw:start-shape="id17" draw:start-glue-point="2" draw:end-shape="id18" draw:end-glue-point="0" svg:d="M42000 71300v500h-12250v400" svg:viewBox="0 0 12251 901">
          <text:p/>
        </draw:connector>
        <draw:custom-shape draw:style-name="gr20" draw:text-style-name="P10" xml:id="id19" draw:id="id19" draw:layer="layout" svg:width="55.5cm" svg:height="2.1cm" svg:x="2.5cm" svg:y="80.6cm">
          <text:p text:style-name="P1"><text:span text:style-name="T1">Fin du programme </text:span>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svg:x1="29.75cm" svg:y1="75.1cm" svg:x2="30.25cm" svg:y2="80.6cm" draw:start-shape="id18" draw:start-glue-point="2" draw:end-shape="id19" svg:d="M29750 75100v2750h500v2750" svg:viewBox="0 0 501 5501">
          <text:p/>
        </draw:connector>
        <draw:connector draw:style-name="gr15" draw:text-style-name="P9" draw:layer="layout" draw:line-skew="0cm -0.499cm" svg:x1="29.75cm" svg:y1="75.1cm" svg:x2="21.6cm" svg:y2="5.1cm" draw:start-shape="id18" draw:start-glue-point="2" draw:end-shape="id20" draw:end-glue-point="3" svg:d="M29750 75100v501h-26750v-70501h18600" svg:viewBox="0 0 26751 70502">
          <text:p/>
        </draw:connector>
        <draw:connector draw:style-name="gr7" draw:text-style-name="P1" draw:layer="layout" svg:x1="25.85cm" svg:y1="22.3cm" svg:x2="25.9cm" svg:y2="24.3cm" draw:start-shape="id5" draw:start-glue-point="2" draw:end-shape="id10" svg:d="M25850 22300v1000h50v1000" svg:viewBox="0 0 51 2001">
          <text:p/>
        </draw:connector>
        <draw:custom-shape draw:style-name="gr21" draw:text-style-name="P10" xml:id="id21" draw:id="id21" draw:layer="layout" svg:width="4.5cm" svg:height="3.5cm" svg:x="42.7cm" svg:y="18.4cm">
          <text:p text:style-name="P1"><text:span text:style-name="T1">Mode Dev ou </text:span></text:p>
          <text:p text:style-name="P1"><text:span text:style-name="T1">la réponse </text:span></text:p>
          <text:p text:style-name="P1"><text:span text:style-name="T1">est affichée 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0.1cm" svg:x1="21.45cm" svg:y1="16.6cm" svg:x2="44.95cm" svg:y2="18.4cm" draw:start-shape="id2" draw:start-glue-point="2" draw:end-shape="id21" draw:end-glue-point="0" svg:d="M21450 16600v1000h23500v800" svg:viewBox="0 0 23501 1801">
          <text:p/>
        </draw:connector>
        <draw:custom-shape draw:style-name="gr22" draw:text-style-name="P3" xml:id="id22" draw:id="id22" draw:layer="layout" svg:width="34.3cm" svg:height="2.1cm" svg:x="10.6cm" svg:y="1.2cm">
          <text:p text:style-name="P1"><text:span text:style-name="T1">Présentation du programme +</text:span></text:p>
          <text:p text:style-name="P1"><text:span text:style-name="T1"><text:s/></text:span><text:span text:style-name="T1">Des 2 jeux : </text:span></text:p>
          <text:p text:style-name="P1"><text:span text:style-name="T1">1 +/- <text:s text:c="2"/>2 Mastermin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0" draw:id="id20" draw:layer="layout" svg:width="10.5cm" svg:height="2.2cm" svg:x="21.6cm" svg:y="4cm">
          <text:p text:style-name="P1"><text:span text:style-name="T1">Demande à l’utilisateur son choix</text:span></text:p>
          <text:p text:style-name="P1"><text:span text:style-name="T1">Le choix sera restreint au seul numéro possib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3" draw:id="id23" draw:layer="layout" svg:width="19cm" svg:height="2.1cm" svg:x="5.6cm" svg:y="7.4cm">
          <text:p text:style-name="P1"><text:span text:style-name="T1">Présentation du +/-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7.75cm" svg:y1="3.3cm" svg:x2="26.85cm" svg:y2="4cm" draw:start-shape="id22" draw:start-glue-point="2" draw:end-shape="id20" draw:end-glue-point="0" svg:d="M27750 3300v350h-900v350" svg:viewBox="0 0 901 701">
          <text:p/>
        </draw:connector>
        <draw:connector draw:style-name="gr7" draw:text-style-name="P1" draw:layer="layout" svg:x1="26.85cm" svg:y1="6.2cm" svg:x2="40.8cm" svg:y2="7.9cm" draw:start-shape="id20" draw:start-glue-point="2" draw:end-shape="id4" svg:d="M26850 6200v850h13950v850" svg:viewBox="0 0 13951 1701">
          <text:p/>
        </draw:connector>
        <draw:connector draw:style-name="gr7" draw:text-style-name="P1" draw:layer="layout" svg:x1="26.85cm" svg:y1="6.2cm" svg:x2="15.1cm" svg:y2="7.4cm" draw:start-shape="id20" draw:start-glue-point="2" draw:end-shape="id23" svg:d="M26850 6200v600h-11750v600" svg:viewBox="0 0 11751 1201">
          <text:p/>
        </draw:connector>
        <draw:custom-shape draw:style-name="gr23" draw:text-style-name="P11" xml:id="id24" draw:id="id24" draw:layer="layout" svg:width="24cm" svg:height="3.5cm" svg:x="14cm" svg:y="28.1cm">
          <text:p text:style-name="P1"><text:span text:style-name="T1">Gestion du nombre</text:span></text:p>
          <text:p text:style-name="P1"><text:span text:style-name="T1">De chiffre de la</text:span></text:p>
          <text:p text:style-name="P1"><text:span text:style-name="T1"><text:s/></text:span><text:span text:style-name="T1">Combinaison</text:span></text:p>
          <text:p text:style-name="P1"><text:span text:style-name="T1">+ nombre d’ essai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5.75cm" svg:y1="22.4cm" svg:x2="25.9cm" svg:y2="24.3cm" draw:start-shape="id7" draw:start-glue-point="2" draw:end-shape="id10" draw:end-glue-point="0" svg:d="M35750 22400v950h-9850v950" svg:viewBox="0 0 9851 1901">
          <text:p/>
        </draw:connector>
        <draw:connector draw:style-name="gr7" draw:text-style-name="P1" draw:layer="layout" svg:x1="25.9cm" svg:y1="27.3cm" svg:x2="26cm" svg:y2="28.1cm" draw:start-shape="id10" draw:start-glue-point="2" draw:end-shape="id24" draw:end-glue-point="0" svg:d="M25900 27300v400h100v400" svg:viewBox="0 0 101 801">
          <text:p/>
        </draw:connector>
        <draw:connector draw:style-name="gr7" draw:text-style-name="P1" draw:layer="layout" svg:x1="26cm" svg:y1="31.6cm" svg:x2="21.6cm" svg:y2="34.3cm" draw:start-shape="id24" draw:start-glue-point="2" draw:end-shape="id8" svg:d="M26000 31600v1350h-4400v1350" svg:viewBox="0 0 4401 2701">
          <text:p/>
        </draw:connector>
        <draw:custom-shape draw:style-name="gr8" draw:text-style-name="P3" xml:id="id7" draw:id="id7" draw:layer="layout" svg:width="4.5cm" svg:height="3.5cm" svg:x="33.5cm" svg:y="18.9cm">
          <text:p text:style-name="P1"><text:span text:style-name="T1">Entrée dans le </text:span></text:p>
          <text:p text:style-name="P1"><text:span text:style-name="T1">Mode 2 Défenseu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4.5cm" svg:height="3.5cm" svg:x="23.6cm" svg:y="18.8cm">
          <text:p text:style-name="P1"><text:span text:style-name="T1">Entrée dans le </text:span></text:p>
          <text:p text:style-name="P1"><text:span text:style-name="T1">Mode 3 Due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8" xml:id="id27" draw:id="id27" draw:layer="layout" svg:width="13.112cm" svg:height="3.613cm" svg:x="40.2cm" svg:y="34.087cm">
          <text:p text:style-name="P1"><text:span text:style-name="T1">L’utilisateur va élaborer sa combinaison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xml:id="id26" draw:id="id26" draw:layer="layout" svg:width="14.9cm" svg:height="3.2cm" svg:x="39cm" svg:y="47.9cm">
          <text:p text:style-name="P1"><text:span text:style-name="T1">indique nombre d’essais </text:span></text:p>
          <text:p text:style-name="P1"><text:span text:style-name="T1">+ incite à démarrer le jeu</text:span></text:p>
          <text:p text:style-name="P1"><text:span text:style-name="T1">Indiquer à l’utili </text:span></text:p>
          <text:p text:style-name="P1"><text:span text:style-name="T1">Que l’ordi est prêt + génération de la première combinaison 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25" draw:id="id25" draw:layer="layout" svg:width="10.728cm" svg:height="3.721cm" svg:x="41.1cm" svg:y="56.3cm">
          <text:p text:style-name="P1"><text:span text:style-name="T1">Récupération </text:span></text:p>
          <text:p text:style-name="P1"><text:span text:style-name="T1">et comparaison</text:span></text:p>
          <text:p text:style-name="P1"><text:span text:style-name="T1">avec la série générée </text:span>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svg:x1="51.828cm" svg:y1="58.16cm" svg:x2="53.9cm" svg:y2="49.5cm" draw:start-shape="id25" draw:start-glue-point="1" draw:end-shape="id26" svg:d="M51828 58160h2573v-8660h-501" svg:viewBox="0 0 2574 8661">
          <text:p/>
        </draw:connector>
        <draw:connector draw:style-name="gr7" draw:text-style-name="P1" draw:layer="layout" svg:x1="26cm" svg:y1="31.6cm" svg:x2="46.756cm" svg:y2="34.087cm" draw:start-shape="id24" draw:start-glue-point="2" draw:end-shape="id27" draw:end-glue-point="0" svg:d="M26000 31600v1243h20756v1244" svg:viewBox="0 0 20757 2488">
          <text:p/>
        </draw:connector>
        <draw:connector draw:style-name="gr7" draw:text-style-name="P1" draw:layer="layout" svg:x1="46.756cm" svg:y1="37.7cm" svg:x2="46.35cm" svg:y2="47.5cm" draw:start-shape="id27" draw:start-glue-point="2" draw:end-shape="id28" svg:d="M46756 37700v4900h-406v4900" svg:viewBox="0 0 407 9801">
          <text:p/>
        </draw:connector>
        <draw:connector draw:style-name="gr7" draw:text-style-name="P1" draw:layer="layout" svg:x1="15.1cm" svg:y1="9.5cm" svg:x2="27.65cm" svg:y2="10.7cm" draw:start-shape="id23" draw:start-glue-point="2" draw:end-shape="id1" draw:end-glue-point="0" svg:d="M15100 9500v600h12550v600" svg:viewBox="0 0 12551 1201">
          <text:p/>
        </draw:connector>
        <draw:connector draw:style-name="gr7" draw:text-style-name="P1" draw:layer="layout" svg:x1="46.45cm" svg:y1="51.1cm" svg:x2="46.464cm" svg:y2="56.3cm" draw:start-shape="id26" draw:start-glue-point="2" draw:end-shape="id25" draw:end-glue-point="0" svg:d="M46450 51100v2600h14v2600" svg:viewBox="0 0 15 5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17:50:15.095000000</meta:creation-date>
    <dc:date>2018-11-08T10:27:59.267000000</dc:date>
    <meta:editing-duration>PT1H46M58S</meta:editing-duration>
    <meta:editing-cycles>11</meta:editing-cycles>
    <meta:generator>LibreOffice/6.0.6.2$Windows_X86_64 LibreOffice_project/0c292870b25a325b5ed35f6b45599d2ea4458e77</meta:generator>
    <meta:document-statistic meta:object-count="60"/>
  </office:meta>
</office:document-meta>
</file>